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22.27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3.57mm"/>
    </style:style>
    <style:style style:name="co12" style:family="table-column">
      <style:table-column-properties fo:break-before="auto" style:column-width="24.89mm"/>
    </style:style>
    <style:style style:name="co13" style:family="table-column">
      <style:table-column-properties fo:break-before="auto" style:column-width="31.2mm"/>
    </style:style>
    <style:style style:name="co14" style:family="table-column">
      <style:table-column-properties fo:break-before="auto" style:column-width="25.42mm"/>
    </style:style>
    <style:style style:name="co15" style:family="table-column">
      <style:table-column-properties fo:break-before="auto" style:column-width="83.08mm"/>
    </style:style>
    <style:style style:name="co16" style:family="table-column">
      <style:table-column-properties fo:break-before="auto" style:column-width="8.04mm"/>
    </style:style>
    <style:style style:name="co17" style:family="table-column">
      <style:table-column-properties fo:break-before="auto" style:column-width="17.25mm"/>
    </style:style>
    <style:style style:name="co18" style:family="table-column">
      <style:table-column-properties fo:break-before="auto" style:column-width="24.6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cccccc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cccccc"/>
    </style:style>
    <style:style style:name="ce3" style:family="table-cell" style:parent-style-name="Default">
      <style:table-cell-properties style:text-align-source="fix" style:repeat-content="false" fo:border="0.74pt solid #cccccc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uteillis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en</text:p>
            <text:p>Blatt</text:p>
          </table:table-cell>
          <table:table-cell table:style-name="ce1" office:value-type="string" calcext:value-type="string">
            <text:p>Art. Nr.</text:p>
          </table:table-cell>
          <table:table-cell table:style-name="ce1" office:value-type="string" calcext:value-type="string">
            <text:p>Preis/</text:p>
            <text:p>Artikel </text:p>
          </table:table-cell>
          <table:table-cell table:style-name="ce1" office:value-type="string" calcext:value-type="string">
            <text:p>Prei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” Gehäuse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9 Zoll Rackgehäuse 2 HE 075033 Stahl inkl. Griff</text:p>
          </table:table-cell>
          <table:table-cell office:value-type="string" calcext:value-type="string">
            <text:p><text:a xlink:href="https://www.conrad.at/de/19-zoll-rackgehaeuse-2-he-075033-stahl-inkl-griff-402310.html" xlink:type="simple">LINK</text:a></text:p>
          </table:table-cell>
          <table:table-cell/>
          <table:table-cell office:value-type="string" calcext:value-type="string">
            <text:p>402310 - 6</text:p>
          </table:table-cell>
          <table:table-cell office:value-type="float" office:value="36.99" calcext:value-type="float">
            <text:p>36.99</text:p>
          </table:table-cell>
          <table:table-cell table:formula="of:=[.A2]*[.H2]" office:value-type="float" office:value="36.99" calcext:value-type="float">
            <text:p>36.9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chuko Steckdose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Anbau-Steckdose IP44 Blau PCE 105-0bw</text:p>
          </table:table-cell>
          <table:table-cell office:value-type="string" calcext:value-type="string">
            <text:p><text:a xlink:href="https://www.conrad.at/de/anbau-steckdose-ip44-blau-pce-105-0bw-613469.html" xlink:type="simple">LINK</text:a></text:p>
          </table:table-cell>
          <table:table-cell office:value-type="string" calcext:value-type="string">
            <text:p><text:a xlink:href="http://www.pcelectric.at/fileadmin/pce/Kataloge_PDFs/04_Schutzkontaktsteckvorrichtungen_124-157.pdf" xlink:type="simple">LINK</text:a></text:p>
          </table:table-cell>
          <table:table-cell office:value-type="string" calcext:value-type="string">
            <text:p>613469 - 62</text:p>
          </table:table-cell>
          <table:table-cell office:value-type="float" office:value="6.99" calcext:value-type="float">
            <text:p>6.99</text:p>
          </table:table-cell>
          <table:table-cell table:formula="of:=[.A3]*[.H3]" office:value-type="float" office:value="34.95" calcext:value-type="float">
            <text:p>34.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bel 2,5mm² Grün/Gelb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Litze H07V-K 1 x 2.5 mm² Gelb-Grün XBK Kabel 20020101gn/ge Meterware</text:p>
          </table:table-cell>
          <table:table-cell office:value-type="string" calcext:value-type="string">
            <text:p><text:a xlink:href="https://www.conrad.at/de/litze-h07v-k-1-x-25-mm-gelb-gruen-xbk-kabel-20020101gnge-meterware-1432415.html" xlink:type="simple">LINK</text:a></text:p>
          </table:table-cell>
          <table:table-cell/>
          <table:table-cell office:value-type="string" calcext:value-type="string">
            <text:p>1432415 - 62 </text:p>
          </table:table-cell>
          <table:table-cell office:value-type="float" office:value="0.9" calcext:value-type="float">
            <text:p>0.9</text:p>
          </table:table-cell>
          <table:table-cell table:formula="of:=[.A4]*[.H4]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bel 2,5mm² Blau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Litze H07V-K 1 x 2.5 mm² Blau XBK Kabel 20020101bl Meterware</text:p>
          </table:table-cell>
          <table:table-cell office:value-type="string" calcext:value-type="string">
            <text:p><text:a xlink:href="https://www.conrad.at/de/litze-h07v-k-1-x-25-mm-blau-xbk-kabel-20020101bl-meterware-1432412.html" xlink:type="simple">LINK</text:a></text:p>
          </table:table-cell>
          <table:table-cell/>
          <table:table-cell office:value-type="string" calcext:value-type="string">
            <text:p>1432412 - 62 </text:p>
          </table:table-cell>
          <table:table-cell office:value-type="float" office:value="0.9" calcext:value-type="float">
            <text:p>0.9</text:p>
          </table:table-cell>
          <table:table-cell table:formula="of:=[.A5]*[.H5]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bel 2,5mm² Schwarz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Litze H07V-K 1 x 2.5 mm² Schwarz XBK Kabel 20020101sw Meterware</text:p>
          </table:table-cell>
          <table:table-cell office:value-type="string" calcext:value-type="string">
            <text:p><text:a xlink:href="https://www.conrad.at/de/litze-h07v-k-1-x-25-mm-schwarz-xbk-kabel-20020101sw-meterware-1432410.html" xlink:type="simple">LINK</text:a></text:p>
          </table:table-cell>
          <table:table-cell/>
          <table:table-cell office:value-type="string" calcext:value-type="string">
            <text:p>1432410 - 62 </text:p>
          </table:table-cell>
          <table:table-cell office:value-type="float" office:value="0.9" calcext:value-type="float">
            <text:p>0.9</text:p>
          </table:table-cell>
          <table:table-cell table:formula="of:=[.A6]*[.H6]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abel 2,5mm² Weiß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Litze H07V-K 1 x 2.5 mm² Weiß XBK Kabel 20020101ws Meterware</text:p>
          </table:table-cell>
          <table:table-cell office:value-type="string" calcext:value-type="string">
            <text:p><text:a xlink:href="https://www.conrad.at/de/litze-h07v-k-1-x-25-mm-weiss-xbk-kabel-20020101ws-meterware-1432413.html" xlink:type="simple">LINK</text:a></text:p>
          </table:table-cell>
          <table:table-cell/>
          <table:table-cell office:value-type="string" calcext:value-type="string">
            <text:p>1432413 - 62 </text:p>
          </table:table-cell>
          <table:table-cell office:value-type="float" office:value="0.8" calcext:value-type="float">
            <text:p>0.8</text:p>
          </table:table-cell>
          <table:table-cell table:formula="of:=[.A7]*[.H7]"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abel 0.34mm² Schwarz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Litze 1 x 0.34 mm² Schwarz Kabeltronik 99220709 Meterware</text:p>
          </table:table-cell>
          <table:table-cell table:style-name="ce3" office:value-type="string" calcext:value-type="string">
            <text:p><text:a xlink:href="https://www.conrad.at/de/litze-1-x-034-mm-schwarz-kabeltronik-99220709-meterware-323662.html" xlink:type="simple">LINK</text:a></text:p>
          </table:table-cell>
          <table:table-cell office:value-type="string" calcext:value-type="string">
            <text:p><text:a xlink:href="http://www.produktinfo.conrad.com/datenblaetter/300000-324999/323662-da-01-ml-STYLE_11027_UL_LITZE__AWG_22_7__SW_de_en.pdf" xlink:type="simple">LINK</text:a></text:p>
          </table:table-cell>
          <table:table-cell office:value-type="string" calcext:value-type="string">
            <text:p>323662 - 62</text:p>
          </table:table-cell>
          <table:table-cell office:value-type="float" office:value="0.78" calcext:value-type="float">
            <text:p>0.78</text:p>
          </table:table-cell>
          <table:table-cell table:formula="of:=[.A8]*[.H8]" office:value-type="float" office:value="2.34" calcext:value-type="float">
            <text:p>2.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abel 0.34mm² Orange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Litze 1 x 0.34 mm² Orange Kabeltronik 99220711 Meterware</text:p>
          </table:table-cell>
          <table:table-cell office:value-type="string" calcext:value-type="string">
            <text:p><text:a xlink:href="https://www.conrad.at/de/litze-1-x-034-mm-orange-kabeltronik-99220711-meterware-323663.html" xlink:type="simple">LINK</text:a></text:p>
          </table:table-cell>
          <table:table-cell office:value-type="string" calcext:value-type="string">
            <text:p><text:a xlink:href="http://www.produktinfo.conrad.com/datenblaetter/300000-324999/323663-da-01-ml-STYLE_11027_UL_LITZE__AWG_22_7__OR_de_en.pdf" xlink:type="simple">LINK</text:a></text:p>
          </table:table-cell>
          <table:table-cell office:value-type="string" calcext:value-type="string">
            <text:p>323663 - 62 </text:p>
          </table:table-cell>
          <table:table-cell office:value-type="float" office:value="0.67" calcext:value-type="float">
            <text:p>0.67</text:p>
          </table:table-cell>
          <table:table-cell table:formula="of:=[.A9]*[.H9]" office:value-type="float" office:value="2.01" calcext:value-type="float">
            <text:p>2.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ydom CWD2425P-10</text:p>
          </table:table-cell>
          <table:table-cell office:value-type="string" calcext:value-type="string">
            <text:p><text:a xlink:href="http://www.mouser.de/ProductDetail/Crydom/CWD2425P-10/?qs=%2Fha2pyFadujgyJcD1EvtxBWYC2WBVLe7PdyH%2F9VoXFEFhsCCLXRz9Q%3D%3D" xlink:type="simple">LINK</text:a></text:p>
          </table:table-cell>
          <table:table-cell office:value-type="string" calcext:value-type="string">
            <text:p><text:a xlink:href="http://www.mouser.com/ds/2/657/c_w24-1063093.pdf" xlink:type="simple">LINK</text:a></text:p>
          </table:table-cell>
          <table:table-cell table:style-name="Default" office:value-type="string" calcext:value-type="string">
            <text:p>558-CWD2425P-10 </text:p>
          </table:table-cell>
          <table:table-cell office:value-type="float" office:value="45.57" calcext:value-type="float">
            <text:p>45.57</text:p>
          </table:table-cell>
          <table:table-cell table:formula="of:=[.A10]*[.H10]" office:value-type="float" office:value="227.85" calcext:value-type="float">
            <text:p>227.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at Sin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incon M-C308 Heat Sink Kit</text:p>
          </table:table-cell>
          <table:table-cell office:value-type="string" calcext:value-type="string">
            <text:p><text:a xlink:href="http://www.mouser.de/ProductDetail/Cincon/M-C308-Heat-Sink-Kit/?qs=sGAEpiMZZMvsO91yRwFnADWeeQlNTVbN0PbSflnbjF0%3D" xlink:type="simple">LINK</text:a></text:p>
          </table:table-cell>
          <table:table-cell office:value-type="string" calcext:value-type="string">
            <text:p><text:a xlink:href="http://www.cincon.com/Product/DC_DC_Converters/List/38" xlink:type="simple">LINK</text:a></text:p>
          </table:table-cell>
          <table:table-cell office:value-type="string" calcext:value-type="string">
            <text:p>418-MC308HEATSINKKIT </text:p>
          </table:table-cell>
          <table:table-cell office:value-type="float" office:value="6.32" calcext:value-type="float">
            <text:p>6.32</text:p>
          </table:table-cell>
          <table:table-cell table:formula="of:=[.A11]*[.H11]" office:value-type="float" office:value="31.6" calcext:value-type="float">
            <text:p>31.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at Pa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ydom HSP-1</text:p>
          </table:table-cell>
          <table:table-cell office:value-type="string" calcext:value-type="string">
            <text:p><text:a xlink:href="http://www.mouser.de/Search/ProductDetail.aspx?qs=PHVVF4ColZmzK%252bOYsX%2FxqQ%3D%3D" xlink:type="simple">LINK</text:a></text:p>
          </table:table-cell>
          <table:table-cell office:value-type="string" calcext:value-type="string">
            <text:p><text:a xlink:href="http://www.mouser.com/ds/2/657/h_sp_1-1063408.pdf" xlink:type="simple">LINK</text:a></text:p>
          </table:table-cell>
          <table:table-cell office:value-type="string" calcext:value-type="string">
            <text:p>558-HSP-1 </text:p>
          </table:table-cell>
          <table:table-cell office:value-type="float" office:value="0.968" calcext:value-type="float">
            <text:p>0.968</text:p>
          </table:table-cell>
          <table:table-cell table:formula="of:=[.A12]*[.H12]" office:value-type="float" office:value="4.84" calcext:value-type="float">
            <text:p>4.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ltgeräte Dos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elta Electronics 20GEEG3E</text:p>
          </table:table-cell>
          <table:table-cell office:value-type="string" calcext:value-type="string">
            <text:p><text:a xlink:href="http://www.mouser.de/ProductDetail/Delta-Electronics/20GEEG3E/?qs=sGAEpiMZZMv1TUPJeFpwbhfOGYdYs0%252bq5gnUDBeYEca1PzbgjJZmTg%3D%3D" xlink:type="simple">LINK</text:a></text:p>
          </table:table-cell>
          <table:table-cell office:value-type="string" calcext:value-type="string">
            <text:p><text:a xlink:href="http://www.mouser.com/ds/2/632/GE-515687.pdf" xlink:type="simple">LINK</text:a></text:p>
          </table:table-cell>
          <table:table-cell office:value-type="string" calcext:value-type="string">
            <text:p>108-20GEEG3E </text:p>
          </table:table-cell>
          <table:table-cell office:value-type="float" office:value="11.12" calcext:value-type="float">
            <text:p>11.12</text:p>
          </table:table-cell>
          <table:table-cell table:formula="of:=[.A13]*[.H13]" office:value-type="float" office:value="11.12" calcext:value-type="float">
            <text:p>11.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V Netztei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ean Well IRM-03-5</text:p>
          </table:table-cell>
          <table:table-cell office:value-type="string" calcext:value-type="string">
            <text:p><text:a xlink:href="http://www.mouser.de/ProductDetail/Mean-Well/IRM-03-5/?qs=sGAEpiMZZMuWiaalG5TUgO8rUjGa1nRmD7GNDbFHPV1pYR9wmCNhiA%3D%3D" xlink:type="simple">LINK</text:a></text:p>
          </table:table-cell>
          <table:table-cell office:value-type="string" calcext:value-type="string">
            <text:p><text:a xlink:href="http://www.mouser.com/ds/2/260/IRM-03-spec-881203.pdf" xlink:type="simple">LINK</text:a></text:p>
          </table:table-cell>
          <table:table-cell office:value-type="string" calcext:value-type="string">
            <text:p>709-IRM03-5 </text:p>
          </table:table-cell>
          <table:table-cell office:value-type="float" office:value="7.34" calcext:value-type="float">
            <text:p>7.34</text:p>
          </table:table-cell>
          <table:table-cell table:formula="of:=[.A14]*[.H14]" office:value-type="float" office:value="7.34" calcext:value-type="float">
            <text:p>7.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D für Gehäuse mit Kabe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alight 558-0201-007F</text:p>
          </table:table-cell>
          <table:table-cell office:value-type="string" calcext:value-type="string">
            <text:p><text:a xlink:href="http://www.mouser.de/ProductDetail/Dialight/558-0201-007F/?qs=sGAEpiMZZMsUguuR3b6UZjrITrX0AWF02rgFPgPbD0A%3D" xlink:type="simple">LINK</text:a></text:p>
          </table:table-cell>
          <table:table-cell office:value-type="string" calcext:value-type="string">
            <text:p><text:a xlink:href="http://www.mouser.com/ds/2/109/558-0x01-00x-186133.pdf" xlink:type="simple">LINK</text:a></text:p>
          </table:table-cell>
          <table:table-cell office:value-type="string" calcext:value-type="string">
            <text:p>645-558-0201-007F </text:p>
          </table:table-cell>
          <table:table-cell office:value-type="float" office:value="1.3" calcext:value-type="float">
            <text:p>1.3</text:p>
          </table:table-cell>
          <table:table-cell table:formula="of:=[.A15]*[.H15]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ockel (2 pin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lex 22-23-2021</text:p>
          </table:table-cell>
          <table:table-cell office:value-type="string" calcext:value-type="string">
            <text:p><text:a xlink:href="http://www.mouser.de/ProductDetail/Molex/22-23-2021/?qs=sGAEpiMZZMs%252bGHln7q6pm%252bS0pk2Wo0Xx2vUKQOxZD4o%3D" xlink:type="simple">LINK</text:a></text:p>
          </table:table-cell>
          <table:table-cell office:value-type="string" calcext:value-type="string">
            <text:p><text:a xlink:href="http://www.mouser.com/ds/2/276/0022232021_PCB_HEADERS-526518.pdf" xlink:type="simple">LINK</text:a></text:p>
          </table:table-cell>
          <table:table-cell office:value-type="string" calcext:value-type="string">
            <text:p>538-22-23-2021 </text:p>
          </table:table-cell>
          <table:table-cell office:value-type="float" office:value="0.098" calcext:value-type="float">
            <text:p>0.098</text:p>
          </table:table-cell>
          <table:table-cell table:formula="of:=[.A16]*[.H16]" office:value-type="float" office:value="0.98" calcext:value-type="float">
            <text:p>0.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ecker (2 pin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lex 22-01-2025</text:p>
          </table:table-cell>
          <table:table-cell office:value-type="string" calcext:value-type="string">
            <text:p><text:a xlink:href="http://www.mouser.de/Search/ProductDetail.aspx?qs=mrPiglD9aYKHxZkM06vJ3A%3D%3D" xlink:type="simple">LINK</text:a></text:p>
          </table:table-cell>
          <table:table-cell office:value-type="string" calcext:value-type="string">
            <text:p><text:a xlink:href="http://www.mouser.com/ds/2/276/0022012025_CRIMP_HOUSINGS-158205.pdf" xlink:type="simple">LINK</text:a></text:p>
          </table:table-cell>
          <table:table-cell office:value-type="string" calcext:value-type="string">
            <text:p>538-22-01-2025 </text:p>
          </table:table-cell>
          <table:table-cell office:value-type="float" office:value="0.179" calcext:value-type="float">
            <text:p>0.179</text:p>
          </table:table-cell>
          <table:table-cell table:formula="of:=[.A17]*[.H17]" office:value-type="float" office:value="1.79" calcext:value-type="float">
            <text:p>1.7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Kontakt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lex 08-50-0032</text:p>
          </table:table-cell>
          <table:table-cell office:value-type="string" calcext:value-type="string">
            <text:p><text:a xlink:href="http://www.mouser.de/ProductDetail/Molex/08-50-0032/?qs=sGAEpiMZZMs%252bGHln7q6pm%252bS0pk2Wo0Xx58T93IUPrUw%3D" xlink:type="simple">LINK</text:a></text:p>
          </table:table-cell>
          <table:table-cell office:value-type="string" calcext:value-type="string">
            <text:p><text:a xlink:href="http://www.mouser.com/ds/2/276/0008500032_CRIMP_TERMINALS-156108.pdf" xlink:type="simple">LINK</text:a></text:p>
          </table:table-cell>
          <table:table-cell office:value-type="string" calcext:value-type="string">
            <text:p>538-08-50-0032 </text:p>
          </table:table-cell>
          <table:table-cell office:value-type="float" office:value="0.088" calcext:value-type="float">
            <text:p>0.088</text:p>
          </table:table-cell>
          <table:table-cell table:formula="of:=[.A18]*[.H18]" office:value-type="float" office:value="2.64" calcext:value-type="float">
            <text:p>2.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ckel (8 pin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lex 22-27-2081</text:p>
          </table:table-cell>
          <table:table-cell office:value-type="string" calcext:value-type="string">
            <text:p><text:a xlink:href="http://www.mouser.de/ProductDetail/Molex/22-27-2081/?qs=sGAEpiMZZMs%252bGHln7q6pm%252bS0pk2Wo0XxOw%252bMVDlsdFo%3D" xlink:type="simple">LINK</text:a></text:p>
          </table:table-cell>
          <table:table-cell office:value-type="string" calcext:value-type="string">
            <text:p><text:a xlink:href="http://www.mouser.com/ds/2/276/0022272081_PCB_HEADERS-526526.pdf" xlink:type="simple">LINK</text:a></text:p>
          </table:table-cell>
          <table:table-cell office:value-type="string" calcext:value-type="string">
            <text:p>538-22-27-2081</text:p>
          </table:table-cell>
          <table:table-cell office:value-type="float" office:value="0.519" calcext:value-type="float">
            <text:p>0.519</text:p>
          </table:table-cell>
          <table:table-cell table:formula="of:=[.A19]*[.H19]" office:value-type="float" office:value="1.557" calcext:value-type="float">
            <text:p>1.55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ecker (8 pin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lex 22-01-2025</text:p>
          </table:table-cell>
          <table:table-cell office:value-type="string" calcext:value-type="string">
            <text:p><text:a xlink:href="http://www.mouser.de/Search/ProductDetail.aspx?qs=mrPiglD9aYKHxZkM06vJ3A%3D%3D" xlink:type="simple">LINK</text:a></text:p>
          </table:table-cell>
          <table:table-cell office:value-type="string" calcext:value-type="string">
            <text:p><text:a xlink:href="http://www.mouser.com/ds/2/276/0022012025_CRIMP_HOUSINGS-158205.pdf" xlink:type="simple">LINK</text:a></text:p>
          </table:table-cell>
          <table:table-cell office:value-type="string" calcext:value-type="string">
            <text:p>538-22-01-2025</text:p>
          </table:table-cell>
          <table:table-cell office:value-type="float" office:value="0.236" calcext:value-type="float">
            <text:p>0.236</text:p>
          </table:table-cell>
          <table:table-cell table:formula="of:=[.A20]*[.H20]" office:value-type="float" office:value="0.708" calcext:value-type="float">
            <text:p>0.7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ecker (40 pin) ardui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lex 90120-0160</text:p>
          </table:table-cell>
          <table:table-cell office:value-type="string" calcext:value-type="string">
            <text:p><text:a xlink:href="http://www.mouser.de/ProductDetail/Molex/90120-0160/?qs=sGAEpiMZZMs%252bGHln7q6pm8NDWwBzqQCN9QSk8Yzuafg%3D" xlink:type="simple">LINK</text:a></text:p>
          </table:table-cell>
          <table:table-cell office:value-type="string" calcext:value-type="string">
            <text:p><text:a xlink:href="http://www.mouser.com/ds/2/276/0901200160_PCB_HEADERS-230112.pdf" xlink:type="simple">LINK</text:a></text:p>
          </table:table-cell>
          <table:table-cell office:value-type="string" calcext:value-type="string">
            <text:p>538-90120-0160 </text:p>
          </table:table-cell>
          <table:table-cell office:value-type="float" office:value="2.4" calcext:value-type="float">
            <text:p>2.4</text:p>
          </table:table-cell>
          <table:table-cell table:formula="of:=[.A21]*[.H21]"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ckel (15 pin) ardui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lex 90147-1115</text:p>
          </table:table-cell>
          <table:table-cell office:value-type="string" calcext:value-type="string">
            <text:p><text:a xlink:href="http://www.mouser.de/ProductDetail/Molex/90147-1115/?qs=sGAEpiMZZMs%252bGHln7q6pm8NDWwBzqQCNbGY5e2iJBBo%3D" xlink:type="simple">LINK</text:a></text:p>
          </table:table-cell>
          <table:table-cell office:value-type="string" calcext:value-type="string">
            <text:p><text:a xlink:href="http://www.mouser.com/ds/2/276/901471102_sd-339177.pdf" xlink:type="simple">LINK</text:a></text:p>
          </table:table-cell>
          <table:table-cell office:value-type="string" calcext:value-type="string">
            <text:p>538-90147-1115 </text:p>
          </table:table-cell>
          <table:table-cell office:value-type="float" office:value="2.9" calcext:value-type="float">
            <text:p>2.9</text:p>
          </table:table-cell>
          <table:table-cell table:formula="of:=[.A22]*[.H22]" office:value-type="float" office:value="17.4" calcext:value-type="float">
            <text:p>17.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uptschalt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&amp;K Components DF52J12S215PQA</text:p>
          </table:table-cell>
          <table:table-cell office:value-type="string" calcext:value-type="string">
            <text:p><text:a xlink:href="http://www.mouser.de/ProductDetail/CK-Components/DF52J12S215PQA/?qs=%2Fha2pyFaduiXrP%252b%2FcmIg907jMSxnBM5w%2FaYEMXXJVm5vrUsnpEPovQ%3D%3D" xlink:type="simple">LINK</text:a></text:p>
          </table:table-cell>
          <table:table-cell office:value-type="string" calcext:value-type="string">
            <text:p><text:a xlink:href="http://www.mouser.com/ds/2/60/df-965355.pdf" xlink:type="simple">LINK</text:a></text:p>
          </table:table-cell>
          <table:table-cell office:value-type="string" calcext:value-type="string">
            <text:p>611-DF52J12S215PQA </text:p>
          </table:table-cell>
          <table:table-cell office:value-type="float" office:value="4.68" calcext:value-type="float">
            <text:p>4.68</text:p>
          </table:table-cell>
          <table:table-cell table:formula="of:=[.A23]*[.H23]" office:value-type="float" office:value="4.68" calcext:value-type="float">
            <text:p>4.6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30V Kontakte (male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TE Connectivity / AMP 1217136-1</text:p>
          </table:table-cell>
          <table:table-cell office:value-type="string" calcext:value-type="string">
            <text:p><text:a xlink:href="http://www.mouser.de/ProductDetail/TE-Connectivity-AMP/1217136-1/?qs=sGAEpiMZZMvz8LftK4jeriFVV82M7NYmAQ3SCkAqmEs%3D" xlink:type="simple">LINK</text:a></text:p>
          </table:table-cell>
          <table:table-cell office:value-type="string" calcext:value-type="string">
            <text:p><text:a xlink:href="http://www.mouser.com/ds/2/418/NG_CD_1217136_G1-646370.pdf" xlink:type="simple">LINK</text:a></text:p>
          </table:table-cell>
          <table:table-cell office:value-type="string" calcext:value-type="string">
            <text:p>571-1217136-1</text:p>
          </table:table-cell>
          <table:table-cell office:value-type="float" office:value="0.114" calcext:value-type="float">
            <text:p>0.114</text:p>
          </table:table-cell>
          <table:table-cell table:formula="of:=[.A24]*[.H24]" office:value-type="float" office:value="2.85" calcext:value-type="float">
            <text:p>2.8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30V Kontakte (female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TE Connectivity / AMP 3-520408-2</text:p>
          </table:table-cell>
          <table:table-cell office:value-type="string" calcext:value-type="string">
            <text:p><text:a xlink:href="http://www.mouser.de/ProductDetail/TE-Connectivity-AMP/3-520408-2/?qs=sGAEpiMZZMvz8LftK4jerntAyQWD15ougRc9ut%2Fozr0%3D" xlink:type="simple">LINK</text:a></text:p>
          </table:table-cell>
          <table:table-cell office:value-type="string" calcext:value-type="string">
            <text:p><text:a xlink:href="http://www.mouser.com/ds/2/418/NG_CD_520408_K_baseFilename-761123.pdf" xlink:type="simple">LINK</text:a></text:p>
          </table:table-cell>
          <table:table-cell office:value-type="string" calcext:value-type="string">
            <text:p>571-35204082 </text:p>
          </table:table-cell>
          <table:table-cell office:value-type="float" office:value="0.329" calcext:value-type="float">
            <text:p>0.329</text:p>
          </table:table-cell>
          <table:table-cell table:formula="of:=[.A25]*[.H25]" office:value-type="float" office:value="13.16" calcext:value-type="float">
            <text:p>13.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uptsicherungshalt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ittelfuse 03455LS7H</text:p>
          </table:table-cell>
          <table:table-cell office:value-type="string" calcext:value-type="string">
            <text:p><text:a xlink:href="http://www.mouser.de/ProductDetail/Littelfuse/03455LS7H/?qs=sGAEpiMZZMtRmoYvq3OwzLGQUcU465XgvJT8wlub%2FM0%3D" xlink:type="simple">LINK</text:a></text:p>
          </table:table-cell>
          <table:table-cell office:value-type="string" calcext:value-type="string">
            <text:p><text:a xlink:href="http://www.mouser.com/ds/2/240/Littelfuse_Fuse_Holder_345_Panel_Mount_Datasheet.p-46486.pdf" xlink:type="simple">LINK</text:a></text:p>
          </table:table-cell>
          <table:table-cell office:value-type="string" calcext:value-type="string">
            <text:p>576-03455LS7H</text:p>
          </table:table-cell>
          <table:table-cell office:value-type="float" office:value="3.48" calcext:value-type="float">
            <text:p>3.48</text:p>
          </table:table-cell>
          <table:table-cell table:formula="of:=[.A26]*[.H26]" office:value-type="float" office:value="3.48" calcext:value-type="float">
            <text:p>3.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cherungshalter 1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churter 0031.8201</text:p>
          </table:table-cell>
          <table:table-cell office:value-type="string" calcext:value-type="string">
            <text:p><text:a xlink:href="http://www.mouser.de/ProductDetail/Schurter/00318201/?qs=sGAEpiMZZMuxTAA0eeO5Gw59anVqG7J0yLU8NKrpOQg%3D" xlink:type="simple">LINK</text:a></text:p>
          </table:table-cell>
          <table:table-cell office:value-type="string" calcext:value-type="string">
            <text:p><text:a xlink:href="http://www.mouser.com/ds/2/358/typ_OGN-14523.pdf" xlink:type="simple">LINK</text:a></text:p>
          </table:table-cell>
          <table:table-cell office:value-type="string" calcext:value-type="string">
            <text:p>693-0031.8201</text:p>
          </table:table-cell>
          <table:table-cell office:value-type="float" office:value="0.56" calcext:value-type="float">
            <text:p>0.56</text:p>
          </table:table-cell>
          <table:table-cell table:formula="of:=[.A27]*[.H27]"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cherung 1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ittelfuse 0216010.MXEP</text:p>
          </table:table-cell>
          <table:table-cell office:value-type="string" calcext:value-type="string">
            <text:p><text:a xlink:href="http://www.mouser.de/ProductDetail/Littelfuse/0216010MXEP/?qs=sGAEpiMZZMsIz3CjQ1xegWrlMY7vL59hNYAq92Nd%2Fxs%3D" xlink:type="simple">LINK</text:a></text:p>
          </table:table-cell>
          <table:table-cell office:value-type="string" calcext:value-type="string">
            <text:p><text:a xlink:href="http://www.mouser.com/ds/2/240/216P-13338.pdf" xlink:type="simple">LINK</text:a></text:p>
          </table:table-cell>
          <table:table-cell office:value-type="string" calcext:value-type="string">
            <text:p>576-0216010.MXEP</text:p>
          </table:table-cell>
          <table:table-cell office:value-type="float" office:value="1.77" calcext:value-type="float">
            <text:p>1.77</text:p>
          </table:table-cell>
          <table:table-cell table:formula="of:=[.A28]*[.H28]" office:value-type="float" office:value="12.39" calcext:value-type="float">
            <text:p>12.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cherung 16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ittelfuse 0216016.MXP</text:p>
          </table:table-cell>
          <table:table-cell table:style-name="ce3" office:value-type="string" calcext:value-type="string">
            <text:p><text:a xlink:href="http://www.mouser.de/ProductDetail/Littelfuse/0216016MXP/?qs=sGAEpiMZZMsIz3CjQ1xegfV9hnZiCDpKIuunlDXx2Rw%3D" xlink:type="simple">LINK</text:a></text:p>
          </table:table-cell>
          <table:table-cell office:value-type="string" calcext:value-type="string">
            <text:p><text:a xlink:href="http://www.mouser.com/ds/2/240/216P-13338.pdf" xlink:type="simple">LINK</text:a></text:p>
          </table:table-cell>
          <table:table-cell office:value-type="string" calcext:value-type="string">
            <text:p>576-0216016.MXP</text:p>
          </table:table-cell>
          <table:table-cell office:value-type="float" office:value="1.32" calcext:value-type="float">
            <text:p>1.32</text:p>
          </table:table-cell>
          <table:table-cell table:formula="of:=[.A29]*[.H29]" office:value-type="float" office:value="2.64" calcext:value-type="float">
            <text:p>2.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iderstand 2W 120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Ohmite OY121KE</text:p>
          </table:table-cell>
          <table:table-cell office:value-type="string" calcext:value-type="string">
            <text:p><text:a xlink:href="http://www.mouser.de/ProductDetail/Ohmite/OY121KE/?qs=sGAEpiMZZMvmQ%252bOLa8n%2FMyM%2FQ%252bg7QeTUSBL5%2FaYWvUI%3D" xlink:type="simple">LINK</text:a></text:p>
          </table:table-cell>
          <table:table-cell office:value-type="string" calcext:value-type="string">
            <text:p><text:a xlink:href="http://www.mouser.com/ds/2/303/ox_oy_series-24882.pdf" xlink:type="simple">LINK</text:a></text:p>
          </table:table-cell>
          <table:table-cell office:value-type="string" calcext:value-type="string">
            <text:p>588-OY-120-E</text:p>
          </table:table-cell>
          <table:table-cell office:value-type="float" office:value="1.66" calcext:value-type="float">
            <text:p>1.66</text:p>
          </table:table-cell>
          <table:table-cell table:formula="of:=[.A30]*[.H30]" office:value-type="float" office:value="11.62" calcext:value-type="float">
            <text:p>11.62</text:p>
          </table:table-cell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Widerstand 1W 47K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Ohmite OY473KE</text:p>
          </table:table-cell>
          <table:table-cell table:style-name="ce4" office:value-type="string" calcext:value-type="string">
            <text:p><text:a xlink:href="http://www.mouser.com/ds/2/303/ox_oy_series-24882.pdf" xlink:type="simple">LINK</text:a></text:p>
          </table:table-cell>
          <table:table-cell table:style-name="Default" office:value-type="string" calcext:value-type="string">
            <text:p><text:a xlink:href="http://www.mouser.com/ds/2/303/ox_oy_series-24882.pdf" xlink:type="simple">LINK</text:a></text:p>
          </table:table-cell>
          <table:table-cell table:style-name="Default" office:value-type="string" calcext:value-type="string">
            <text:p>588-OY-47K-E </text:p>
          </table:table-cell>
          <table:table-cell table:style-name="Default" office:value-type="float" office:value="1.66" calcext:value-type="float">
            <text:p>1.66</text:p>
          </table:table-cell>
          <table:table-cell table:formula="of:=[.A31]*[.H31]" office:value-type="float" office:value="6.64" calcext:value-type="float">
            <text:p>6.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ondensator 68n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EPCOS / TDK B32922C3683K189</text:p>
          </table:table-cell>
          <table:table-cell office:value-type="string" calcext:value-type="string">
            <text:p><text:a xlink:href="http://www.mouser.de/ProductDetail/EPCOS-TDK/B32922C3683K189/?qs=sGAEpiMZZMv1cc3ydrPrF8gMTJ0uZsYNwXNVZtWMM6s%3D" xlink:type="simple">LINK</text:a></text:p>
          </table:table-cell>
          <table:table-cell office:value-type="string" calcext:value-type="string">
            <text:p><text:a xlink:href="http://www.mouser.com/ds/2/400/X2_B32921_928-1061769.pdf" xlink:type="simple">LINK</text:a></text:p>
          </table:table-cell>
          <table:table-cell office:value-type="string" calcext:value-type="string">
            <text:p>871-B32922C3683K189</text:p>
          </table:table-cell>
          <table:table-cell office:value-type="float" office:value="0.732" calcext:value-type="float">
            <text:p>0.732</text:p>
          </table:table-cell>
          <table:table-cell table:formula="of:=[.A32]*[.H32]" office:value-type="float" office:value="7.32" calcext:value-type="float">
            <text:p>7.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ptokoppler für Zero Cro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airchild Semiconductor H11A1M</text:p>
          </table:table-cell>
          <table:table-cell office:value-type="string" calcext:value-type="string">
            <text:p><text:a xlink:href="http://www.mouser.de/ProductDetail/Fairchild-Semiconductor/H11A1M/?qs=sGAEpiMZZMteimceiIVCB4Jy96LwY5d2N1jMDle1%252beA%3D" xlink:type="simple">LINK</text:a></text:p>
          </table:table-cell>
          <table:table-cell office:value-type="string" calcext:value-type="string">
            <text:p><text:a xlink:href="http://www.mouser.com/ds/2/149/H11A1M-889190.pdf" xlink:type="simple">LINK</text:a></text:p>
          </table:table-cell>
          <table:table-cell office:value-type="string" calcext:value-type="string">
            <text:p>512-H11A1M</text:p>
          </table:table-cell>
          <table:table-cell office:value-type="float" office:value="0.503" calcext:value-type="float">
            <text:p>0.503</text:p>
          </table:table-cell>
          <table:table-cell table:formula="of:=[.A33]*[.H33]" office:value-type="float" office:value="1.509" calcext:value-type="float">
            <text:p>1.509</text:p>
          </table:table-cell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Ringkerndrossel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ABRACON ATCA-08-251M-V</text:p>
          </table:table-cell>
          <table:table-cell table:style-name="Default" office:value-type="string" calcext:value-type="string">
            <text:p><text:a xlink:href="http://www.mouser.de/ProductDetail/ABRACON/ATCA-08-251M-V/?qs=%2Fha2pyFadugLB8JRpHA9ayDn9hvJLACZaDPTJqBIilXih0CR0m6NJQ%3D%3D" xlink:type="simple">LINK</text:a></text:p>
          </table:table-cell>
          <table:table-cell table:style-name="Default" office:value-type="string" calcext:value-type="string">
            <text:p><text:a xlink:href="http://www.mouser.com/ds/2/3/ATCASeries-963802.pdf" xlink:type="simple">LINK</text:a></text:p>
          </table:table-cell>
          <table:table-cell table:style-name="Default" office:value-type="string" calcext:value-type="string">
            <text:p>815-ATCA-08-251M-V</text:p>
          </table:table-cell>
          <table:table-cell table:style-name="Default" office:value-type="float" office:value="9.02" calcext:value-type="float">
            <text:p>9.02</text:p>
          </table:table-cell>
          <table:table-cell table:style-name="Default" table:formula="of:=[.A34]*[.H34]" office:value-type="float" office:value="45.1" calcext:value-type="float">
            <text:p>45.1</text:p>
          </table:table-cell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rduino Nano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Arduino ARD-NANO30NP</text:p>
          </table:table-cell>
          <table:table-cell table:style-name="Default" office:value-type="string" calcext:value-type="string">
            <text:p><text:a xlink:href="http://www.mouser.de/ProductDetail/Arduino/ARD-NANO30NP/?qs=sGAEpiMZZMurtJ7VwBTl0XwohXpXmU%252bjhlE7%252bYxeauQ%3D" xlink:type="simple">LINK</text:a></text:p>
          </table:table-cell>
          <table:table-cell table:style-name="Default" office:value-type="string" calcext:value-type="string">
            <text:p><text:a xlink:href="http://www.mouser.com/ds/2/595/Arduino_Nano3_0-220057.pdf" xlink:type="simple">LINK</text:a></text:p>
          </table:table-cell>
          <table:table-cell table:style-name="Default" office:value-type="string" calcext:value-type="string">
            <text:p>992-ARD-NANO30NP </text:p>
          </table:table-cell>
          <table:table-cell table:style-name="Default" office:value-type="float" office:value="29.03" calcext:value-type="float">
            <text:p>29.03</text:p>
          </table:table-cell>
          <table:table-cell table:style-name="Default" table:formula="of:=[.A35]*[.H35]" office:value-type="float" office:value="145.15" calcext:value-type="float">
            <text:p>145.15</text:p>
          </table:table-cell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Entstörkondensator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Vishay / BC Components K104K15X7RF53L2</text:p>
          </table:table-cell>
          <table:table-cell table:style-name="Default" office:value-type="string" calcext:value-type="string">
            <text:p><text:a xlink:href="http://www.mouser.de/ProductDetail/Vishay-BC-Components/K104K15X7RF53L2/?qs=sGAEpiMZZMt3KoXD5rJ2N0gbWXNUnftXnrj%252bHeSTjwA%3D" xlink:type="simple">LINK</text:a></text:p>
          </table:table-cell>
          <table:table-cell table:style-name="Default" office:value-type="string" calcext:value-type="string">
            <text:p><text:a xlink:href="http://www.mouser.com/ds/2/427/mkseries-205465.pdf" xlink:type="simple">LINK</text:a></text:p>
          </table:table-cell>
          <table:table-cell table:style-name="Default" office:value-type="string" calcext:value-type="string">
            <text:p>594-K104K15X7RF53L2 </text:p>
          </table:table-cell>
          <table:table-cell table:style-name="Default" office:value-type="float" office:value="0.094" calcext:value-type="float">
            <text:p>0.094</text:p>
          </table:table-cell>
          <table:table-cell table:style-name="Default" table:formula="of:=[.A36]*[.H36]" office:value-type="float" office:value="0.94" calcext:value-type="float">
            <text:p>0.94</text:p>
          </table:table-cell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ansistor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Fairchild Semiconductor BC547B</text:p>
          </table:table-cell>
          <table:table-cell table:style-name="Default" office:value-type="string" calcext:value-type="string">
            <text:p><text:a xlink:href="http://www.mouser.de/ProductDetail/Fairchild-Semiconductor/BC547B/?qs=sGAEpiMZZMshyDBzk1%2FWi8oN7VHZ91OkJI2gSivpujI%3D" xlink:type="simple">LINK</text:a></text:p>
          </table:table-cell>
          <table:table-cell table:style-name="Default" office:value-type="string" calcext:value-type="string">
            <text:p><text:a xlink:href="http://www.mouser.com/ds/2/149/BC547-888524.pdf" xlink:type="simple">LINK</text:a></text:p>
          </table:table-cell>
          <table:table-cell table:style-name="Default" office:value-type="string" calcext:value-type="string">
            <text:p>512-BC547B </text:p>
          </table:table-cell>
          <table:table-cell table:style-name="Default" office:value-type="float" office:value="0.211" calcext:value-type="float">
            <text:p>0.211</text:p>
          </table:table-cell>
          <table:table-cell table:style-name="Default" table:formula="of:=[.A37]*[.H37]" office:value-type="float" office:value="2.11" calcext:value-type="float">
            <text:p>2.11</text:p>
          </table:table-cell>
        </table:table-row>
        <table:table-row table:style-name="ro2">
          <table:table-cell table:style-name="Default" table:number-columns-repeated="7"/>
          <table:table-cell table:style-name="ce5" office:value-type="string" calcext:value-type="string">
            <text:p>Total</text:p>
          </table:table-cell>
          <table:table-cell table:style-name="ce5" table:formula="of:=SUM([.I2:.I36])" office:value-type="float" office:value="678.254" calcext:value-type="float">
            <text:p>678.254</text:p>
          </table:table-cell>
        </table:table-row>
      </table:table>
      <table:table table:name="Bauteilliste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en</text:p>
            <text:p>Blatt</text:p>
          </table:table-cell>
          <table:table-cell table:style-name="ce1" office:value-type="string" calcext:value-type="string">
            <text:p>Art. Nr.</text:p>
          </table:table-cell>
          <table:table-cell table:style-name="ce1" office:value-type="string" calcext:value-type="string">
            <text:p>Preis/</text:p>
            <text:p>Artikel </text:p>
          </table:table-cell>
          <table:table-cell table:style-name="ce1" office:value-type="string" calcext:value-type="string">
            <text:p>Prei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cherungshalter 1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churter 0031.8201</text:p>
          </table:table-cell>
          <table:table-cell office:value-type="string" calcext:value-type="string">
            <text:p><text:a xlink:href="http://www.mouser.de/ProductDetail/Schurter/00318201/?qs=sGAEpiMZZMuxTAA0eeO5Gw59anVqG7J0yLU8NKrpOQg%3D" xlink:type="simple">LINK</text:a></text:p>
          </table:table-cell>
          <table:table-cell office:value-type="string" calcext:value-type="string">
            <text:p><text:a xlink:href="http://www.mouser.com/ds/2/358/typ_OGN-14523.pdf" xlink:type="simple">LINK</text:a></text:p>
          </table:table-cell>
          <table:table-cell office:value-type="string" calcext:value-type="string">
            <text:p>693-0031.8201</text:p>
          </table:table-cell>
          <table:table-cell office:value-type="float" office:value="0.56" calcext:value-type="float">
            <text:p>0.56</text:p>
          </table:table-cell>
          <table:table-cell table:formula="of:=[.A2]*[.H2]"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uptschalt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W Industries GRS-4022-0013</text:p>
          </table:table-cell>
          <table:table-cell office:value-type="string" calcext:value-type="string">
            <text:p><text:a xlink:href="http://www.mouser.de/ProductDetail/CW-Industries/GRS-4022-0013/?qs=sGAEpiMZZMtNT9UGfLL4eEXUF0YHaQ0QV9Dpd8Zc4Q4%3D" xlink:type="simple">LINK</text:a></text:p>
          </table:table-cell>
          <table:table-cell office:value-type="string" calcext:value-type="string">
            <text:p><text:a xlink:href="http://www.mouser.com/ds/2/97/GRS-4022-0013-784663.pdf" xlink:type="simple">LINK</text:a></text:p>
          </table:table-cell>
          <table:table-cell office:value-type="string" calcext:value-type="string">
            <text:p>629-GRS402213</text:p>
          </table:table-cell>
          <table:table-cell office:value-type="float" office:value="1.46" calcext:value-type="float">
            <text:p>1.46</text:p>
          </table:table-cell>
          <table:table-cell table:formula="of:=[.A3]*[.H3]" office:value-type="float" office:value="1.46" calcext:value-type="float">
            <text:p>1.46</text:p>
          </table:table-cell>
        </table:table-row>
        <table:table-row table:style-name="ro2">
          <table:table-cell table:style-name="Default" table:number-columns-repeated="7"/>
          <table:table-cell table:style-name="ce5" office:value-type="string" calcext:value-type="string">
            <text:p>Total</text:p>
          </table:table-cell>
          <table:table-cell table:style-name="ce5" table:formula="of:=SUM([.I2:.I3])" office:value-type="float" office:value="4.26" calcext:value-type="float">
            <text:p>4.26</text:p>
          </table:table-cell>
        </table:table-row>
      </table:table>
      <table:table table:name="bom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</table:table-row>
        <table:table-row table:style-name="ro2"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ACL1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L2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L3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L4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L5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N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N1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N2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N3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N4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ACN5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APACI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-EU150-054X183</text:p>
          </table:table-cell>
          <table:table-cell office:value-type="string" calcext:value-type="string">
            <text:p>C150-054X183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C21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-EU150-054X183</text:p>
          </table:table-cell>
          <table:table-cell office:value-type="string" calcext:value-type="string">
            <text:p>C150-054X183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C31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-EU150-054X183</text:p>
          </table:table-cell>
          <table:table-cell office:value-type="string" calcext:value-type="string">
            <text:p>C150-054X183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C41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-EU150-054X183</text:p>
          </table:table-cell>
          <table:table-cell office:value-type="string" calcext:value-type="string">
            <text:p>C150-054X183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C51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-EU150-054X183</text:p>
          </table:table-cell>
          <table:table-cell office:value-type="string" calcext:value-type="string">
            <text:p>C150-054X183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SE1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FUSESH22,5</text:p>
          </table:table-cell>
          <table:table-cell office:value-type="string" calcext:value-type="string">
            <text:p>SH22,5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FUSE2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FUSESH22,5</text:p>
          </table:table-cell>
          <table:table-cell office:value-type="string" calcext:value-type="string">
            <text:p>SH22,5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FUSE3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FUSESH22,5</text:p>
          </table:table-cell>
          <table:table-cell office:value-type="string" calcext:value-type="string">
            <text:p>SH22,5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FUSE4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FUSESH22,5</text:p>
          </table:table-cell>
          <table:table-cell office:value-type="string" calcext:value-type="string">
            <text:p>SH22,5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FUSE5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FUSESH22,5</text:p>
          </table:table-cell>
          <table:table-cell office:value-type="string" calcext:value-type="string">
            <text:p>SH22,5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250uH</text:p>
          </table:table-cell>
          <table:table-cell table:number-columns-repeated="2" office:value-type="string" calcext:value-type="string">
            <text:p>ATCA-08</text:p>
          </table:table-cell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L2</text:p>
          </table:table-cell>
          <table:table-cell office:value-type="string" calcext:value-type="string">
            <text:p>250uH</text:p>
          </table:table-cell>
          <table:table-cell table:number-columns-repeated="2" office:value-type="string" calcext:value-type="string">
            <text:p>ATCA-08</text:p>
          </table:table-cell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L3</text:p>
          </table:table-cell>
          <table:table-cell office:value-type="string" calcext:value-type="string">
            <text:p>250uH</text:p>
          </table:table-cell>
          <table:table-cell table:number-columns-repeated="2" office:value-type="string" calcext:value-type="string">
            <text:p>ATCA-08</text:p>
          </table:table-cell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L4</text:p>
          </table:table-cell>
          <table:table-cell office:value-type="string" calcext:value-type="string">
            <text:p>250uH</text:p>
          </table:table-cell>
          <table:table-cell table:number-columns-repeated="2" office:value-type="string" calcext:value-type="string">
            <text:p>ATCA-08</text:p>
          </table:table-cell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L5</text:p>
          </table:table-cell>
          <table:table-cell office:value-type="string" calcext:value-type="string">
            <text:p>250uH</text:p>
          </table:table-cell>
          <table:table-cell table:number-columns-repeated="2" office:value-type="string" calcext:value-type="string">
            <text:p>ATCA-08</text:p>
          </table:table-cell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LED1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LED2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LED3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LED4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LED5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LED6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MW-IRMO3-5</text:p>
          </table:table-cell>
          <table:table-cell table:number-columns-repeated="2" office:value-type="string" calcext:value-type="string">
            <text:p>MW-IRM035</text:p>
          </table:table-cell>
          <table:table-cell office:value-type="string" calcext:value-type="string">
            <text:p>IRM03</text:p>
          </table:table-cell>
          <table:table-cell office:value-type="string" calcext:value-type="string">
            <text:p>MeanWell LW-IRM03 power supp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K1</text:p>
          </table:table-cell>
          <table:table-cell table:number-columns-repeated="2" office:value-type="string" calcext:value-type="string">
            <text:p>H11A1M</text:p>
          </table:table-cell>
          <table:table-cell office:value-type="string" calcext:value-type="string">
            <text:p>DIL06</text:p>
          </table:table-cell>
          <table:table-cell office:value-type="string" calcext:value-type="string">
            <text:p>General Purpose 6-Pin Phototransistor Optocouplers</text:p>
          </table:table-cell>
          <table:table-cell/>
          <table:table-cell office:value-type="string" calcext:value-type="string">
            <text:p>H11A1-M</text:p>
          </table:table-cell>
          <table:table-cell office:value-type="float" office:value="1021358" calcext:value-type="float">
            <text:p>1021358</text:p>
          </table:table-cell>
          <table:table-cell office:value-type="string" calcext:value-type="string">
            <text:p>97K1793</text:p>
          </table:table-cell>
        </table:table-row>
        <table:table-row table:style-name="ro2" table:visibility="filter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47K 1W</text:p>
          </table:table-cell>
          <table:table-cell office:value-type="string" calcext:value-type="string">
            <text:p>R-EU_0207/12</text:p>
          </table:table-cell>
          <table:table-cell office:value-type="string" calcext:value-type="string">
            <text:p>0207/1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3</text:p>
          </table:table-cell>
          <table:table-cell office:value-type="string" calcext:value-type="string">
            <text:p>47K 1W</text:p>
          </table:table-cell>
          <table:table-cell office:value-type="string" calcext:value-type="string">
            <text:p>R-EU_0207/12</text:p>
          </table:table-cell>
          <table:table-cell office:value-type="string" calcext:value-type="string">
            <text:p>0207/1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11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13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20R 2W</text:p>
          </table:table-cell>
          <table:table-cell office:value-type="string" calcext:value-type="string">
            <text:p>R-EU_0207/12</text:p>
          </table:table-cell>
          <table:table-cell office:value-type="string" calcext:value-type="string">
            <text:p>0207/1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21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24</text:p>
          </table:table-cell>
          <table:table-cell office:value-type="string" calcext:value-type="string">
            <text:p>120R 2W</text:p>
          </table:table-cell>
          <table:table-cell office:value-type="string" calcext:value-type="string">
            <text:p>R-EU_0207/12</text:p>
          </table:table-cell>
          <table:table-cell office:value-type="string" calcext:value-type="string">
            <text:p>0207/1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31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32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33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34</text:p>
          </table:table-cell>
          <table:table-cell office:value-type="string" calcext:value-type="string">
            <text:p>120R 2W</text:p>
          </table:table-cell>
          <table:table-cell office:value-type="string" calcext:value-type="string">
            <text:p>R-EU_0207/12</text:p>
          </table:table-cell>
          <table:table-cell office:value-type="string" calcext:value-type="string">
            <text:p>0207/1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36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41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42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43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44</text:p>
          </table:table-cell>
          <table:table-cell office:value-type="string" calcext:value-type="string">
            <text:p>120R 2W</text:p>
          </table:table-cell>
          <table:table-cell office:value-type="string" calcext:value-type="string">
            <text:p>R-EU_0207/12</text:p>
          </table:table-cell>
          <table:table-cell office:value-type="string" calcext:value-type="string">
            <text:p>0207/1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46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51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52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53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54</text:p>
          </table:table-cell>
          <table:table-cell office:value-type="string" calcext:value-type="string">
            <text:p>120R 2W</text:p>
          </table:table-cell>
          <table:table-cell office:value-type="string" calcext:value-type="string">
            <text:p>R-EU_0207/12</text:p>
          </table:table-cell>
          <table:table-cell office:value-type="string" calcext:value-type="string">
            <text:p>0207/1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R56</text:p>
          </table:table-cell>
          <table:table-cell/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SR_ACA1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A2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A3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A4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A5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B1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B2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B3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B4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ACB5</text:p>
          </table:table-cell>
          <table:table-cell table:number-columns-repeated="2" office:value-type="string" calcext:value-type="string">
            <text:p>PIN2F061.080</text:p>
          </table:table-cell>
          <table:table-cell office:value-type="string" calcext:value-type="string">
            <text:p>F061.08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IN1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IN2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IN3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IN4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 table:visibility="filter">
          <table:table-cell office:value-type="string" calcext:value-type="string">
            <text:p>SSR_IN5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BC328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NPN Transis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T2</text:p>
          </table:table-cell>
          <table:table-cell table:number-columns-repeated="2" office:value-type="string" calcext:value-type="string">
            <text:p>BC328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NPN Transis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T3</text:p>
          </table:table-cell>
          <table:table-cell table:number-columns-repeated="2" office:value-type="string" calcext:value-type="string">
            <text:p>BC328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NPN Transis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T4</text:p>
          </table:table-cell>
          <table:table-cell table:number-columns-repeated="2" office:value-type="string" calcext:value-type="string">
            <text:p>BC328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NPN Transistor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T5</text:p>
          </table:table-cell>
          <table:table-cell table:number-columns-repeated="2" office:value-type="string" calcext:value-type="string">
            <text:p>BC328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NPN Transis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1</text:p>
          </table:table-cell>
          <table:table-cell/>
          <table:table-cell table:number-columns-repeated="2" office:value-type="string" calcext:value-type="string">
            <text:p>KK-156-8</text:p>
          </table:table-cell>
          <table:table-cell office:value-type="string" calcext:value-type="string">
            <text:p>KK 156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</table:table>
      <table:named-expressions/>
      <table:database-ranges>
        <table:database-range table:name="__Anonymous_Sheet_DB__2" table:target-range-address="bom.B2:bom.B86" table:orientation="column">
          <table:filter table:condition-source-range-address="Bauteilliste2.B2:Bauteilliste2.B87" table:display-duplicates="false">
            <table:filter-or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100nF" table:operator="="/>
              <table:filter-condition table:field-number="0" table:value="68nF" table:operator="="/>
              <table:filter-condition table:field-number="0" table:value="68nF" table:operator="="/>
              <table:filter-condition table:field-number="0" table:value="68nF" table:operator="="/>
              <table:filter-condition table:field-number="0" table:value="68nF" table:operator="="/>
              <table:filter-condition table:field-number="0" table:value="68nF" table:operator="="/>
              <table:filter-condition table:field-number="0" table:value="10A" table:operator="="/>
              <table:filter-condition table:field-number="0" table:value="10A" table:operator="="/>
              <table:filter-condition table:field-number="0" table:value="10A" table:operator="="/>
              <table:filter-condition table:field-number="0" table:value="10A" table:operator="="/>
              <table:filter-condition table:field-number="0" table:value="10A" table:operator="="/>
              <table:filter-condition table:field-number="0" table:value="250uH" table:operator="="/>
              <table:filter-condition table:field-number="0" table:value="250uH" table:operator="="/>
              <table:filter-condition table:field-number="0" table:value="250uH" table:operator="="/>
              <table:filter-condition table:field-number="0" table:value="250uH" table:operator="="/>
              <table:filter-condition table:field-number="0" table:value="250uH" table:operator="="/>
              <table:filter-condition table:field-number="0" table:value="MW-IRM035" table:operator="="/>
              <table:filter-condition table:field-number="0" table:value="H11A1M" table:operator="="/>
              <table:filter-condition table:field-number="0" table:value="47K 1W" table:operator="="/>
              <table:filter-condition table:field-number="0" table:value="47K 1W" table:operator="="/>
              <table:filter-condition table:field-number="0" table:value="120R 2W" table:operator="="/>
              <table:filter-condition table:field-number="0" table:value="120R 2W" table:operator="="/>
              <table:filter-condition table:field-number="0" table:value="120R 2W" table:operator="="/>
              <table:filter-condition table:field-number="0" table:value="120R 2W" table:operator="="/>
              <table:filter-condition table:field-number="0" table:value="120R 2W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PIN2F061.080" table:operator="="/>
              <table:filter-condition table:field-number="0" table:value="BC328" table:operator="="/>
              <table:filter-condition table:field-number="0" table:value="BC328" table:operator="="/>
              <table:filter-condition table:field-number="0" table:value="BC328" table:operator="="/>
              <table:filter-condition table:field-number="0" table:value="BC328" table:operator="="/>
              <table:filter-condition table:field-number="0" table:value="BC328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3mm" fo:margin-right="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8:57:29.16333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9:05:52.371447568</meta:creation-date>
    <dc:date>2016-12-16T09:24:40.968713444</dc:date>
    <meta:editing-duration>P2DT18H2M21S</meta:editing-duration>
    <meta:editing-cycles>9</meta:editing-cycles>
    <meta:generator>LibreOffice/5.0.6.2$Linux_X86_64 LibreOffice_project/00m0$Build-2</meta:generator>
    <dc:title>SSR Bauteilliste</dc:title>
    <meta:document-statistic meta:table-count="3" meta:cell-count="845" meta:object-count="0"/>
  </office:meta>
</office:document-meta>
</file>